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5"/>
    <style:style style:name="P7" style:family="paragraph" style:parent-style-name="Standard" style:list-style-name="L6"/>
    <style:style style:name="P8" style:family="paragraph" style:parent-style-name="Standard" style:list-style-name="L7"/>
    <style:style style:name="P9" style:family="paragraph" style:parent-style-name="Standard" style:list-style-name="L8"/>
    <style:style style:name="P10" style:family="paragraph" style:parent-style-name="Standard" style:list-style-name="L9"/>
    <style:style style:name="P11" style:family="paragraph" style:parent-style-name="Standard">
      <style:text-properties officeooo:rsid="00046a75" officeooo:paragraph-rsid="00046a75"/>
    </style:style>
    <style:style style:name="P12" style:family="paragraph" style:parent-style-name="Standard" style:list-style-name="L10">
      <style:text-properties officeooo:rsid="00046a75" officeooo:paragraph-rsid="00046a75"/>
    </style:style>
    <style:style style:name="P13" style:family="paragraph" style:parent-style-name="Standard" style:list-style-name="L10">
      <style:text-properties officeooo:rsid="0005e3ef" officeooo:paragraph-rsid="0005e3ef"/>
    </style:style>
    <style:style style:name="P14" style:family="paragraph" style:parent-style-name="Standard">
      <style:text-properties officeooo:rsid="0005e3ef" officeooo:paragraph-rsid="0005e3ef"/>
    </style:style>
    <style:style style:name="P15" style:family="paragraph" style:parent-style-name="Standard" style:list-style-name="L11">
      <style:text-properties officeooo:rsid="0005e3ef" officeooo:paragraph-rsid="0005e3ef"/>
    </style:style>
    <style:style style:name="P16" style:family="paragraph" style:parent-style-name="Preformatted_20_Text" style:list-style-name="L4"/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8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8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8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8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8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8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8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8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8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rainstorming</text:p>
      <text:p text:style-name="P1"/>
      <text:p text:style-name="Standard">Thread local storage overview:</text:p>
      <text:list xml:id="list835669082" text:style-name="L1">
        <text:list-item>
          <text:p text:style-name="P3">Give threads their own memory so that program bugs with synchronization don’t cause problems</text:p>
        </text:list-item>
        <text:list-item>
          <text:p text:style-name="P3">Example: if there are two threads that each do error handling, if they both set errno to their own value, one will overwrite the other.</text:p>
        </text:list-item>
        <text:list-item>
          <text:p text:style-name="P3">In general, when threads share a global vai</text:p>
        </text:list-item>
      </text:list>
      <text:p text:style-name="Standard"/>
      <text:p text:style-name="Preformatted_20_Text">int tls_create(unsigned int size)</text:p>
      <text:p text:style-name="Preformatted_20_Text"/>
      <text:list xml:id="list597790361" text:style-name="L2">
        <text:list-item>
          <text:p text:style-name="P4">Create a local storage area for the currently executing thread that holds at least size bytes</text:p>
        </text:list-item>
      </text:list>
      <text:list xml:id="list1765400322" text:style-name="L3">
        <text:list-item>
          <text:p text:style-name="P5">return 0 on success, -1 on failure</text:p>
        </text:list-item>
      </text:list>
      <text:p text:style-name="Standard"/>
      <text:p text:style-name="Preformatted_20_Text">int tls_write(unsigned int offset, unsigned int length, char *buffer)</text:p>
      <text:p text:style-name="Preformatted_20_Text"/>
      <text:list xml:id="list993296170" text:style-name="L4">
        <text:list-item>
          <text:p text:style-name="P16">Read length bytes from buffer and write them to the location specified by the offset</text:p>
        </text:list-item>
        <text:list-item>
          <text:p text:style-name="P16">ERROR when trying to write more data than the LSA can hold</text:p>
        </text:list-item>
        <text:list-item>
          <text:p text:style-name="P16">ERROR when current thread has no LSA</text:p>
        </text:list-item>
        <text:list-item>
          <text:p text:style-name="P16"/>
        </text:list-item>
      </text:list>
      <text:p text:style-name="Standard"/>
      <text:p text:style-name="Standard"/>
      <text:p text:style-name="Standard"/>
      <text:p text:style-name="Preformatted_20_Text">int tls_read(unsigned int offset, unsigned int length, char *buffer)</text:p>
      <text:p text:style-name="Preformatted_20_Text"/>
      <text:list xml:id="list3820166139" text:style-name="L5">
        <text:list-item>
          <text:p text:style-name="P6">Reads length bytes from storage area starting at offset and writes them to buffer</text:p>
        </text:list-item>
        <text:list-item>
          <text:p text:style-name="P6">ERROR if trying to read past LSA</text:p>
        </text:list-item>
        <text:list-item>
          <text:p text:style-name="P6">ERROR if thread has no LSA</text:p>
        </text:list-item>
      </text:list>
      <text:p text:style-name="Standard"/>
      <text:p text:style-name="Preformatted_20_Text">int tls_destroy()</text:p>
      <text:list xml:id="list3076122771" text:style-name="L6">
        <text:list-item>
          <text:p text:style-name="P7">Free previously allocated storage area</text:p>
        </text:list-item>
      </text:list>
      <text:p text:style-name="Standard"/>
      <text:p text:style-name="Standard"/>
      <text:p text:style-name="Preformatted_20_Text">int tls_clone(pthread_t tid)</text:p>
      <text:list xml:id="list988576833" text:style-name="L7">
        <text:list-item>
          <text:p text:style-name="P8">initially, the storage area for the calling thread just points to the same storage area as tid.</text:p>
        </text:list-item>
        <text:list-item>
          <text:p text:style-name="P8">When new struff is written, it gets its own memory</text:p>
        </text:list-item>
        <text:list-item>
          <text:p text:style-name="P8">The shared locations that have not been modified since the clone are still shared (copy-on-write)</text:p>
        </text:list-item>
        <text:list-item>
          <text:p text:style-name="P8">ERROR when target thread does not have LSA</text:p>
        </text:list-item>
        <text:list-item>
          <text:p text:style-name="P8">ERROR when calling thread already has LSA</text:p>
        </text:list-item>
      </text:list>
      <text:p text:style-name="Standard"/>
      <text:p text:style-name="Standard"/>
      <text:p text:style-name="Standard">More notes from Project page</text:p>
      <text:list xml:id="list2140812013" text:style-name="L8">
        <text:list-item>
          <text:p text:style-name="P9">If a thread attempts to read from or write to a LSA (including itself), it is terminated with pthread_exit()</text:p>
        </text:list-item>
        <text:list-item>
          <text:p text:style-name="P9">If thread A is in the middle of executing a read or write, you can temporarily unprotect its local storage area. So a thread B that interrupts it is allowed to read from the now-unprotected storage.</text:p>
        </text:list-item>
        <text:list-item>
          <text:p text:style-name="P9">Use library routine getpagesize() to get the number of bytes in a page.</text:p>
        </text:list-item>
        <text:list-item>
          <text:p text:style-name="P9">Writing to shared memory means make new copy of entire PAGE, not bytes that were changed</text:p>
        </text:list-item>
      </text:list>
      <text:p text:style-name="Standard"/>
      <text:p text:style-name="Standard"><text:soft-page-break/>Implementation notes:</text:p>
      <text:list xml:id="list3432313279" text:style-name="L9">
        <text:list-item>
          <text:p text:style-name="P10">Going to need to call pthread_self() to get the id of the calling thread. Make sure that when creating local storage, there doesn’t already exist one for that thread</text:p>
        </text:list-item>
        <text:list-item>
          <text:p text:style-name="P10">Use mmap to create a local storage that cannot be directly accessed by a thread</text:p>
          <text:list>
            <text:list-item>
              <text:p text:style-name="P10">Paged-aligned</text:p>
            </text:list-item>
            <text:list-item>
              <text:p text:style-name="P10">allocates memory in multiples of page size</text:p>
            </text:list-item>
            <text:list-item>
              <text:p text:style-name="P10">Create pages with no read/write permissions</text:p>
            </text:list-item>
          </text:list>
        </text:list-item>
        <text:list-item>
          <text:p text:style-name="P10">Use mprotect to unprotect memory regions, and later reinstate protections</text:p>
          <text:list>
            <text:list-item>
              <text:p text:style-name="P10">use in tls_read, tls_write</text:p>
            </text:list-item>
            <text:list-item>
              <text:p text:style-name="P10">page-level</text:p>
            </text:list-item>
          </text:list>
        </text:list-item>
        <text:list-item>
          <text:p text:style-name="P10">Create signal handler for SIGSEGV</text:p>
          <text:list>
            <text:list-item>
              <text:p text:style-name="P10">distinguish between segfault for our TLS or segfault for other protected memory (exit())</text:p>
            </text:list-item>
            <text:list-item>
              <text:p text:style-name="P10">Look at sigaction and struct siginfo_t</text:p>
            </text:list-item>
          </text:list>
        </text:list-item>
      </text:list>
      <text:p text:style-name="Standard"/>
      <text:p text:style-name="P11">Ideas</text:p>
      <text:list xml:id="list2030990110" text:style-name="L10">
        <text:list-item>
          <text:p text:style-name="P12">Create a linked list of all the memory that belongs to the thread</text:p>
        </text:list-item>
        <text:list-item>
          <text:p text:style-name="P12">Each element in the list can contain a single page or a multiple consecutive pages. All that is needed is a pointer that mmap returns</text:p>
        </text:list-item>
        <text:list-item>
          <text:p text:style-name="P13">I need some sort of structure that contains references to each thread that has a TLS. I’m thinking an array with indexes that correspond to thread IDs. Problem with this is I don’t know how high thread ID can go.</text:p>
        </text:list-item>
      </text:list>
      <text:p text:style-name="P14"/>
      <text:p text:style-name="P14">Still need to figure out:</text:p>
      <text:list xml:id="list427957810" text:style-name="L11">
        <text:list-item>
          <text:p text:style-name="P15">How to access memory at a specific offset</text:p>
          <text:list>
            <text:list-item>
              <text:p text:style-name="P15">In my linked list of memory, I could keep track of the number of pages in each node</text:p>
            </text:list-item>
          </text:list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1" style:display-name="WW_CharLFO8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2" style:display-name="WW_CharLFO8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3" style:display-name="WW_CharLFO8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4" style:display-name="WW_CharLFO8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5" style:display-name="WW_CharLFO8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6" style:display-name="WW_CharLFO8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7" style:display-name="WW_CharLFO8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8" style:display-name="WW_CharLFO8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8LVL9" style:display-name="WW_CharLFO8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.0$Linux_X86_64 LibreOffice_project/00$Build-3</meta:generator>
    <meta:creation-date>2019-05-22T09:13:00Z</meta:creation-date>
    <dc:date>2019-05-22T11:02:01.430530603</dc:date>
    <meta:editing-cycles>3</meta:editing-cycles>
    <meta:editing-duration>PT21M1S</meta:editing-duration>
    <meta:document-statistic meta:table-count="0" meta:image-count="0" meta:object-count="0" meta:page-count="2" meta:paragraph-count="49" meta:word-count="561" meta:character-count="3061" meta:non-whitespace-character-count="2586"/>
    <meta:template xlink:type="simple" xlink:actuate="onRequest" xlink:title="" xlink:href="Normal.dotm"/>
  </office:meta>
</office:document-meta>
</file>